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e06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0efe06" fo:background-color="#dddddd" loext:char-shading-value="0"/>
    </style:style>
    <style:style style:name="T5" style:family="text">
      <style:text-properties officeooo:rsid="001409d5" fo:background-color="#dddddd" loext:char-shading-value="0"/>
    </style:style>
    <style:style style:name="T6" style:family="text">
      <style:text-properties officeooo:rsid="001857ef" fo:background-color="#dddddd" loext:char-shading-value="0"/>
    </style:style>
    <style:style style:name="T7" style:family="text">
      <style:text-properties officeooo:rsid="001857ef" fo:background-color="#dddddd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26e17"/>
    </style:style>
    <style:style style:name="T10" style:family="text">
      <style:text-properties officeooo:rsid="001409d5"/>
    </style:style>
    <style:style style:name="T11" style:family="text">
      <style:text-properties officeooo:rsid="00175219"/>
    </style:style>
    <style:style style:name="T12" style:family="text">
      <style:text-properties officeooo:rsid="001857ef"/>
    </style:style>
    <style:style style:name="T13" style:family="text">
      <style:text-properties officeooo:rsid="001a2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todos DOM</text:h>
      <text:p text:style-name="P3"><text:span text:style-name="T1">AddEventListener -</text:span> <text:span text:style-name="T2">Adiciona um evento em um elemento html, onde toda vez que esse evento for ativado, uma função será chamada: </text:span><text:span text:style-name="T4">elemento.addEventListener(‘evento’, função) </text:span></text:p>
      <text:p text:style-name="P3"/>
      <text:p text:style-name="P4"><text:span text:style-name="T1">after -</text:span> <text:span text:style-name="T11">Adiciona / insere</text:span><text:span text:style-name="T9"> </text:span><text:span text:style-name="T10">um </text:span><text:span text:style-name="T11">elemento</text:span><text:span text:style-name="T10"> depois de </text:span><text:span text:style-name="T11">outro</text:span><text:span text:style-name="T10">: </text:span><text:span text:style-name="T5">elemento.after(item1, item2) </text:span></text:p>
      <text:p text:style-name="P1"/>
      <text:p text:style-name="P5"><text:span text:style-name="T1">append -</text:span> <text:span text:style-name="T11">Adiciona / insere um elemento ou texto dentro de outro </text:span><text:span text:style-name="T13">(como filho)</text:span><text:span text:style-name="T11"> elemento: </text:span><text:span text:style-name="T7">elemento.append(elemento) </text:span></text:p>
      <text:p text:style-name="P1"/>
      <text:p text:style-name="P7"><text:span text:style-name="T1">appendChild -</text:span> Adiciona / insere um elemento dentro de outro (como filho): <text:span text:style-name="T8">elemento.appendChild(elemento)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2-11T14:55:33.186664828</dc:date>
    <meta:editing-duration>PT2H6M2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" meta:word-count="66" meta:character-count="484" meta:non-whitespace-character-count="419"/>
  </office:meta>
</office:document-meta>
</file>